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453000002318ABBF22D.png" manifest:media-type="image/png"/>
  <manifest:file-entry manifest:full-path="Pictures/1000000100000311000000F9426DB007.png" manifest:media-type="image/png"/>
  <manifest:file-entry manifest:full-path="Pictures/100000010000017C0000025DC52B7E68.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17.59cm" table:align="margins"/>
    </style:style>
    <style:style style:name="Table1.A" style:family="table-column">
      <style:table-column-properties style:column-width="17.59cm" style:rel-column-width="65535*"/>
    </style:style>
    <style:style style:name="Table1.A1" style:family="table-cell">
      <style:table-cell-properties fo:padding="0.097cm" fo:border="0.5pt solid #000000"/>
    </style:style>
    <style:style style:name="Table2" style:family="table">
      <style:table-properties style:width="17.59cm" table:align="margins"/>
    </style:style>
    <style:style style:name="Table2.A" style:family="table-column">
      <style:table-column-properties style:column-width="17.59cm" style:rel-column-width="65535*"/>
    </style:style>
    <style:style style:name="Table2.A1" style:family="table-cell">
      <style:table-cell-properties fo:padding="0.097cm" fo:border="0.5pt solid #000000"/>
    </style:style>
    <style:style style:name="Table3" style:family="table">
      <style:table-properties style:width="17.59cm" table:align="margins"/>
    </style:style>
    <style:style style:name="Table3.A" style:family="table-column">
      <style:table-column-properties style:column-width="17.59cm" style:rel-column-width="65535*"/>
    </style:style>
    <style:style style:name="Table3.A1" style:family="table-cell">
      <style:table-cell-properties fo:padding="0.097cm" fo:border="0.5pt solid #000000"/>
    </style:style>
    <style:style style:name="Table4" style:family="table">
      <style:table-properties style:width="17.59cm" table:align="margins"/>
    </style:style>
    <style:style style:name="Table4.A" style:family="table-column">
      <style:table-column-properties style:column-width="17.59cm" style:rel-column-width="65535*"/>
    </style:style>
    <style:style style:name="Table4.A1" style:family="table-cell">
      <style:table-cell-properties fo:padding="0.097cm" fo:border="0.5pt solid #000000"/>
    </style:style>
    <style:style style:name="Table6" style:family="table">
      <style:table-properties style:width="17.59cm" table:align="margins"/>
    </style:style>
    <style:style style:name="Table6.A" style:family="table-column">
      <style:table-column-properties style:column-width="17.59cm" style:rel-column-width="65535*"/>
    </style:style>
    <style:style style:name="Table6.A1" style:family="table-cell">
      <style:table-cell-properties fo:padding="0.097cm" fo:border="0.5pt solid #000000"/>
    </style:style>
    <style:style style:name="Table7" style:family="table">
      <style:table-properties style:width="17.59cm" table:align="margins"/>
    </style:style>
    <style:style style:name="Table7.A" style:family="table-column">
      <style:table-column-properties style:column-width="17.59cm" style:rel-column-width="65535*"/>
    </style:style>
    <style:style style:name="Table7.A1" style:family="table-cell">
      <style:table-cell-properties fo:padding="0.097cm" fo:border="0.5pt solid #000000"/>
    </style:style>
    <style:style style:name="Table8" style:family="table">
      <style:table-properties style:width="17.59cm" table:align="margins"/>
    </style:style>
    <style:style style:name="Table8.A" style:family="table-column">
      <style:table-column-properties style:column-width="17.59cm" style:rel-column-width="65535*"/>
    </style:style>
    <style:style style:name="Table8.A1" style:family="table-cell">
      <style:table-cell-properties fo:padding="0.097cm" fo:border="0.5pt solid #000000"/>
    </style:style>
    <style:style style:name="Table5" style:family="table">
      <style:table-properties style:width="17.59cm" table:align="margins"/>
    </style:style>
    <style:style style:name="Table5.A" style:family="table-column">
      <style:table-column-properties style:column-width="17.59cm" style:rel-column-width="65535*"/>
    </style:style>
    <style:style style:name="Table5.A1" style:family="table-cell">
      <style:table-cell-properties fo:padding="0.097cm" fo:border="0.5pt solid #000000"/>
    </style:style>
    <style:style style:name="Table9" style:family="table">
      <style:table-properties style:width="17.59cm" table:align="margins"/>
    </style:style>
    <style:style style:name="Table9.A" style:family="table-column">
      <style:table-column-properties style:column-width="17.59cm" style:rel-column-width="65535*"/>
    </style:style>
    <style:style style:name="Table9.A1" style:family="table-cell">
      <style:table-cell-properties fo:padding="0.097cm" fo:border="0.5pt solid #000000"/>
    </style:style>
    <style:style style:name="P1" style:family="paragraph" style:parent-style-name="Title">
      <style:text-properties fo:language="en" fo:country="US" officeooo:rsid="000ca5aa" officeooo:paragraph-rsid="000ca5aa"/>
    </style:style>
    <style:style style:name="P2" style:family="paragraph" style:parent-style-name="Text_20_body">
      <style:text-properties fo:language="en" fo:country="US" officeooo:rsid="000ca5aa" officeooo:paragraph-rsid="000ca5aa"/>
    </style:style>
    <style:style style:name="P3" style:family="paragraph" style:parent-style-name="Contents_20_Heading">
      <style:paragraph-properties fo:break-before="page"/>
    </style:style>
    <style:style style:name="P4" style:family="paragraph" style:parent-style-name="Contents_20_2">
      <style:paragraph-properties>
        <style:tab-stops>
          <style:tab-stop style:position="17.089cm" style:type="right" style:leader-style="dotted" style:leader-text="."/>
        </style:tab-stops>
      </style:paragraph-properties>
    </style:style>
    <style:style style:name="P5" style:family="paragraph" style:parent-style-name="Heading_20_1">
      <style:text-properties fo:language="en" fo:country="US" officeooo:rsid="000ca5aa" officeooo:paragraph-rsid="000ca5aa"/>
    </style:style>
    <style:style style:name="P6" style:family="paragraph" style:parent-style-name="Heading_20_2">
      <style:paragraph-properties fo:break-before="page"/>
      <style:text-properties fo:language="en" fo:country="US" officeooo:rsid="000ca5aa" officeooo:paragraph-rsid="000ca5aa"/>
    </style:style>
    <style:style style:name="P7" style:family="paragraph" style:parent-style-name="Text_20_body">
      <style:text-properties fo:language="en" fo:country="US" officeooo:rsid="000f7c0d" officeooo:paragraph-rsid="000f7c0d"/>
    </style:style>
    <style:style style:name="P8" style:family="paragraph" style:parent-style-name="Text_20_body">
      <style:text-properties fo:language="en" fo:country="US" officeooo:rsid="00125979" officeooo:paragraph-rsid="00125979"/>
    </style:style>
    <style:style style:name="P9" style:family="paragraph" style:parent-style-name="Heading_20_2">
      <style:paragraph-properties fo:break-before="page"/>
      <style:text-properties officeooo:rsid="000ca5aa" officeooo:paragraph-rsid="000ca5aa"/>
    </style:style>
    <style:style style:name="P10" style:family="paragraph" style:parent-style-name="Text_20_body">
      <style:text-properties fo:language="en" fo:country="US" officeooo:rsid="000ca5aa" officeooo:paragraph-rsid="001846b6"/>
    </style:style>
    <style:style style:name="P11" style:family="paragraph" style:parent-style-name="Text_20_body" style:list-style-name="">
      <style:text-properties fo:language="en" fo:country="US" officeooo:rsid="00175c15" officeooo:paragraph-rsid="00175c15"/>
    </style:style>
    <style:style style:name="P12" style:family="paragraph" style:parent-style-name="Text_20_body" style:list-style-name="">
      <style:paragraph-properties fo:break-before="page"/>
      <style:text-properties fo:language="en" fo:country="US" officeooo:rsid="001846b6" officeooo:paragraph-rsid="001846b6"/>
    </style:style>
    <style:style style:name="P13" style:family="paragraph" style:parent-style-name="Standard">
      <loext:graphic-properties draw:fill="solid" draw:fill-color="#1e1f22"/>
      <style:paragraph-properties fo:background-color="#1e1f22" fo:padding="0cm" fo:border="none" style:shadow="none"/>
    </style:style>
    <style:style style:name="P14" style:family="paragraph" style:parent-style-name="Text_20_body" style:list-style-name="">
      <style:text-properties fo:language="en" fo:country="US" officeooo:rsid="0019951a" officeooo:paragraph-rsid="0019951a"/>
    </style:style>
    <style:style style:name="P15" style:family="paragraph" style:parent-style-name="Text_20_body">
      <style:text-properties fo:language="en" fo:country="US" officeooo:rsid="001a3490" officeooo:paragraph-rsid="001a3490"/>
    </style:style>
    <style:style style:name="P16" style:family="paragraph" style:parent-style-name="Text_20_body">
      <style:text-properties fo:language="en" fo:country="US" fo:font-weight="bold" officeooo:rsid="001a3490" officeooo:paragraph-rsid="001a3490" style:font-weight-asian="bold" style:font-weight-complex="bold"/>
    </style:style>
    <style:style style:name="P17" style:family="paragraph" style:parent-style-name="Text_20_body">
      <style:text-properties fo:language="en" fo:country="US" fo:font-weight="bold" officeooo:rsid="001a75e4" officeooo:paragraph-rsid="001a75e4" style:font-weight-asian="bold" style:font-weight-complex="bold"/>
    </style:style>
    <style:style style:name="P18" style:family="paragraph" style:parent-style-name="Text_20_body">
      <style:text-properties fo:language="en" fo:country="US" officeooo:rsid="001a75e4" officeooo:paragraph-rsid="001a75e4"/>
    </style:style>
    <style:style style:name="P19" style:family="paragraph" style:parent-style-name="Text_20_body">
      <style:text-properties fo:language="en" fo:country="US" officeooo:rsid="001c3dec" officeooo:paragraph-rsid="001c3dec"/>
    </style:style>
    <style:style style:name="P20" style:family="paragraph" style:parent-style-name="Heading_20_2" style:list-style-name="">
      <style:text-properties officeooo:rsid="001c3dec" officeooo:paragraph-rsid="001c3dec"/>
    </style:style>
    <style:style style:name="P21" style:family="paragraph" style:parent-style-name="Heading_20_2">
      <style:paragraph-properties fo:break-before="page"/>
      <style:text-properties officeooo:rsid="001c3dec" officeooo:paragraph-rsid="001c3dec"/>
    </style:style>
    <style:style style:name="P22" style:family="paragraph" style:parent-style-name="Text_20_body">
      <style:text-properties officeooo:rsid="001c3dec" officeooo:paragraph-rsid="001c3dec"/>
    </style:style>
    <style:style style:name="P23" style:family="paragraph" style:parent-style-name="Text_20_body">
      <style:text-properties officeooo:rsid="001e1b9c" officeooo:paragraph-rsid="001e1b9c"/>
    </style:style>
    <style:style style:name="T1" style:family="text">
      <style:text-properties fo:language="en" fo:country="US"/>
    </style:style>
    <style:style style:name="T2" style:family="text">
      <style:text-properties officeooo:rsid="00175c15"/>
    </style:style>
    <style:style style:name="T3" style:family="text">
      <style:text-properties officeooo:rsid="001846b6"/>
    </style:style>
    <style:style style:name="T4" style:family="text">
      <style:text-properties officeooo:rsid="0019951a"/>
    </style:style>
    <style:style style:name="T5" style:family="text">
      <style:text-properties fo:color="#bcbec4" loext:opacity="100%" fo:font-family="'JetBrains Mono'" style:font-family-generic="roman" style:font-pitch="variable" fo:font-size="10pt" fo:font-style="normal" fo:font-weight="normal" style:font-size-asian="10pt" style:font-style-asian="normal" style:font-weight-asian="normal"/>
    </style:style>
    <style:style style:name="T6" style:family="text">
      <style:text-properties fo:color="#cf8e6d" loext:opacity="100%" fo:font-family="'JetBrains Mono'" style:font-family-generic="roman" style:font-pitch="variable" fo:font-size="10pt" fo:font-style="normal" fo:font-weight="normal" style:font-size-asian="10pt" style:font-style-asian="normal" style:font-weight-asian="normal"/>
    </style:style>
    <style:style style:name="T7" style:family="text">
      <style:text-properties fo:color="#c77dbb" loext:opacity="100%" fo:font-family="'JetBrains Mono'" style:font-family-generic="roman" style:font-pitch="variable" fo:font-size="10pt" fo:font-style="italic" fo:font-weight="normal" style:font-size-asian="10pt" style:font-style-asian="italic" style:font-weight-asian="normal"/>
    </style:style>
    <style:style style:name="T8" style:family="text">
      <style:text-properties fo:color="#6aab73" loext:opacity="100%" fo:font-family="'JetBrains Mono'" style:font-family-generic="roman" style:font-pitch="variable" fo:font-size="10pt" fo:font-style="normal" fo:font-weight="normal" style:font-size-asian="10pt" style:font-style-asian="normal" style:font-weight-asian="normal"/>
    </style:style>
    <style:style style:name="T9" style:family="text">
      <style:text-properties fo:color="#bcbec4" loext:opacity="100%" fo:font-family="'JetBrains Mono'" style:font-family-generic="roman" style:font-pitch="variable" fo:font-size="10pt" fo:font-style="italic" fo:font-weight="normal" style:font-size-asian="10pt" style:font-style-asian="italic" style:font-weight-asian="normal"/>
    </style:style>
    <style:style style:name="T10" style:family="text">
      <style:text-properties fo:color="#b3ae60" loext:opacity="100%" fo:font-family="'JetBrains Mono'" style:font-family-generic="roman" style:font-pitch="variable" fo:font-size="10pt" fo:font-style="normal" fo:font-weight="normal" style:font-size-asian="10pt" style:font-style-asian="normal" style:font-weight-asian="normal"/>
    </style:style>
    <style:style style:name="T11" style:family="text">
      <style:text-properties fo:color="#56a8f5" loext:opacity="100%" fo:font-family="'JetBrains Mono'" style:font-family-generic="roman" style:font-pitch="variable" fo:font-size="10pt" fo:font-style="normal" fo:font-weight="normal" style:font-size-asian="10pt" style:font-style-asian="normal" style:font-weight-asian="normal"/>
    </style:style>
    <style:style style:name="T12" style:family="text">
      <style:text-properties fo:color="#7a7e85" loext:opacity="100%" fo:font-family="'JetBrains Mono'" style:font-family-generic="roman" style:font-pitch="variable" fo:font-size="10pt" fo:font-style="normal" fo:font-weight="normal" style:font-size-asian="10pt" style:font-style-asian="normal" style:font-weight-asian="normal"/>
    </style:style>
    <style:style style:name="T13" style:family="text">
      <style:text-properties fo:color="#c77dbb" loext:opacity="100%" fo:font-family="'JetBrains Mono'" style:font-family-generic="roman" style:font-pitch="variable" fo:font-size="10pt" fo:font-style="normal" fo:font-weight="normal" style:font-size-asian="10pt" style:font-style-asian="normal" style:font-weight-asian="normal"/>
    </style:style>
    <style:style style:name="T14" style:family="text">
      <style:text-properties officeooo:rsid="001a75e4"/>
    </style:style>
    <style:style style:name="T15" style:family="text">
      <style:text-properties officeooo:rsid="001b95c3"/>
    </style:style>
    <style:style style:name="T16" style:family="text">
      <style:text-properties fo:font-weight="normal" style:font-weight-asian="normal" style:font-weight-complex="normal"/>
    </style:style>
    <style:style style:name="T17" style:family="text">
      <style:text-properties fo:font-weight="normal" officeooo:rsid="001a75e4" style:font-weight-asian="normal" style:font-weight-complex="normal"/>
    </style:style>
    <style:style style:name="T18" style:family="text">
      <style:text-properties fo:color="#2aacb8" loext:opacity="100%" fo:font-family="'JetBrains Mono'" style:font-family-generic="roman" style:font-pitch="variable" fo:font-size="10pt" fo:font-style="normal" fo:font-weight="normal" style:font-size-asian="10pt" style:font-style-asian="normal" style:font-weight-asian="normal"/>
    </style:style>
    <style:style style:name="T19" style:family="text">
      <style:text-properties officeooo:rsid="001de8ff"/>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Minecraft Fabric 1.21.1 Modding</text:p>
      <text:p text:style-name="P2"><text:tab/>Valid for 1.21 and 1.21.1</text:p>
      <text:p text:style-name="P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P3">Table of Contents</text:p>
          </text:index-title>
          <text:p text:style-name="P4"><text:a xlink:type="simple" xlink:href="#__RefHeading___Toc38831_2194772400" office:name="1: Setup Workspace" text:style-name="Index_20_Link" text:visited-style-name="Index_20_Link">1: Setup Workspace<text:tab/>3</text:a></text:p>
          <text:p text:style-name="P4"><text:a xlink:type="simple" xlink:href="#__RefHeading___Toc38833_2194772400" office:name="2: Custom Items" text:style-name="Index_20_Link" text:visited-style-name="Index_20_Link">2: Custom Items<text:tab/>4</text:a></text:p>
          <text:p text:style-name="P4"><text:a xlink:type="simple" xlink:href="#__RefHeading___Toc38835_2194772400" office:name="3: Custom Blocks" text:style-name="Index_20_Link" text:visited-style-name="Index_20_Link">3: Custom Blocks<text:tab/>5</text:a></text:p>
        </text:index-body>
      </text:table-of-content>
      <text:h text:style-name="P5" text:outline-level="1"/>
      <text:h text:style-name="P6" text:outline-level="2"><text:bookmark-start text:name="__RefHeading___Toc38831_2194772400"/>1: Setup Workspace<text:bookmark-end text:name="__RefHeading___Toc38831_2194772400"/></text:h>
      <text:p text:style-name="P2">Video: <text:a xlink:type="simple" xlink:href="https://www.youtube.com/watch?v=oU8-qV-ZtUY&amp;list=PLKGarocXCE1H_HxOYihQMq0mlpqiUJj4L" text:style-name="Internet_20_link" text:visited-style-name="Visited_20_Internet_20_Link">Click Here</text:a> </text:p>
      <text:p text:style-name="P2">Links:</text:p>
      <text:p text:style-name="P2"><text:tab/>JDK 21: <text:a xlink:type="simple" xlink:href="https://adoptium.net/en-GB/temurin/releases?package=jdk" text:style-name="Internet_20_link" text:visited-style-name="Visited_20_Internet_20_Link">Click Here</text:a> </text:p>
      <text:p text:style-name="P2"><text:tab/>Template Builder: <text:a xlink:type="simple" xlink:href="https://fabricmc.net/develop/template/" text:style-name="Internet_20_link" text:visited-style-name="Visited_20_Internet_20_Link">https://fabricmc.net/develop/template/</text:a> </text:p>
      <text:p text:style-name="P2"><text:tab/></text:p>
      <text:p text:style-name="P2"/>
      <text:p text:style-name="P7">Template Mod Setup:</text:p>
      <text:p text:style-name="P8"><draw:frame draw:style-name="fr1" draw:name="Image1" text:anchor-type="char" svg:width="17.59cm" svg:height="8.913cm" draw:z-index="0"><draw:image xlink:href="Pictures/1000000100000453000002318ABBF22D.png" xlink:type="simple" xlink:show="embed" xlink:actuate="onLoad" draw:mime-type="image/png"/></draw:frame>Had to change the tutorial mod mixins file to be in resources instead of resources/assets</text:p>
      <text:p text:style-name="P8"/>
      <text:h text:style-name="P9" text:outline-level="2"><text:bookmark-start text:name="__RefHeading___Toc38833_2194772400"/><text:span text:style-name="T1">2: Custom Items</text:span><text:bookmark-end text:name="__RefHeading___Toc38833_2194772400"/></text:h>
      <text:p text:style-name="P10">Video: <text:a xlink:type="simple" xlink:href="https://www.youtube.com/watch?v=9xflCDe-Ruw&amp;list=PLKGarocXCE1H_HxOYihQMq0mlpqiUJj4L&amp;index=2" text:style-name="Internet_20_link" text:visited-style-name="Visited_20_Internet_20_Link"><text:span text:style-name="T2">Click Here</text:span></text:a> </text:p>
      <text:p text:style-name="P10"><draw:frame draw:style-name="fr2" draw:name="Image3" text:anchor-type="char" svg:x="-0.847cm" svg:y="0.065cm" svg:width="17.59cm" svg:height="5.577cm" draw:z-index="1"><draw:image xlink:href="Pictures/1000000100000311000000F9426DB007.png" xlink:type="simple" xlink:show="embed" xlink:actuate="onLoad" draw:mime-type="image/png"/></draw:frame><text:span text:style-name="T3">Make sure to use the correct registry [net.minecraft.registry]</text:span></text:p>
      <text:p text:style-name="P10"><text:s/><draw:frame draw:style-name="fr2" draw:name="Image2" text:anchor-type="char" svg:x="8.398cm" svg:y="0.383cm" svg:width="8.204cm" svg:height="13.063cm" draw:z-index="2"><draw:image xlink:href="Pictures/100000010000017C0000025DC52B7E68.png" xlink:type="simple" xlink:show="embed" xlink:actuate="onLoad" draw:mime-type="image/png"/></draw:frame></text:p>
      <text:p text:style-name="P11">Adding an Item:</text:p>
      <text:p text:style-name="P11">- Create Translation in us<text:span text:style-name="T3">_</text:span>en.json</text:p>
      <text:p text:style-name="P11">- Create model json file</text:p>
      <text:p text:style-name="P11">- Have item texture</text:p>
      <text:p text:style-name="P11">- register item to the game</text:p>
      <text:p text:style-name="P11">- Add item to creative tab</text:p>
      <text:p text:style-name="P12">TutorialMod.<text:span text:style-name="T4">java</text:span></text:p>
      <table:table table:name="Table1" table:style-name="Table1">
        <table:table-column table:style-name="Table1.A"/>
        <table:table-row>
          <table:table-cell table:style-name="Table1.A1" office:value-type="string">
            <text:p text:style-name="P13" loext:marker-style-name="T5"><text:span text:style-name="T6">package </text:span><text:span text:style-name="T5">net.matt.tutorialmod;<text:line-break/><text:line-break/></text:span><text:span text:style-name="T6">import </text:span><text:span text:style-name="T5">net.fabricmc.api.ModInitializer;<text:line-break/><text:line-break/></text:span><text:span text:style-name="T6">import </text:span><text:span text:style-name="T5">net.matt.tutorialmod.item.ModItems;<text:line-break/></text:span><text:span text:style-name="T6">import </text:span><text:span text:style-name="T5">org.slf4j.Logger;<text:line-break/></text:span><text:span text:style-name="T6">import </text:span><text:span text:style-name="T5">org.slf4j.LoggerFactory;<text:line-break/><text:line-break/></text:span><text:span text:style-name="T6">public class </text:span><text:span text:style-name="T5">TutorialMod </text:span><text:span text:style-name="T6">implements </text:span><text:span text:style-name="T5">ModInitializer {<text:line-break/><text:tab/></text:span><text:span text:style-name="T6">public static final </text:span><text:span text:style-name="T5">String </text:span><text:span text:style-name="T7">MOD_ID </text:span><text:span text:style-name="T5">= </text:span><text:span text:style-name="T8">"tutorialmod"</text:span><text:span text:style-name="T5">;<text:line-break/><text:tab/></text:span><text:span text:style-name="T6">public static final </text:span><text:span text:style-name="T5">Logger </text:span><text:span text:style-name="T7">LOGGER </text:span><text:span text:style-name="T5">= LoggerFactory.</text:span><text:span text:style-name="T9">getLogger</text:span><text:span text:style-name="T5">(</text:span><text:span text:style-name="T7">MOD_ID</text:span><text:span text:style-name="T5">);<text:line-break/><text:line-break/><text:tab/></text:span><text:span text:style-name="T10">@Override<text:line-break/><text:tab/></text:span><text:span text:style-name="T6">public void </text:span><text:span text:style-name="T11">onInitialize</text:span><text:span text:style-name="T5">() {<text:line-break/> <text:s text:c="7"/></text:span><text:span text:style-name="T12">//Registers the ModItems class<text:line-break/> <text:s text:c="7"/></text:span><text:span text:style-name="T5">ModItems.</text:span><text:span text:style-name="T9">registerModItems</text:span><text:span text:style-name="T5">();<text:line-break/><text:tab/>}<text:line-break/>}</text:span></text:p>
          </table:table-cell>
        </table:table-row>
      </table:table>
      <text:p text:style-name="P14"/>
      <text:p text:style-name="P14">Lang &gt; en_us.json</text:p>
      <table:table table:name="Table2" table:style-name="Table2">
        <table:table-column table:style-name="Table2.A"/>
        <table:table-row>
          <table:table-cell table:style-name="Table2.A1" office:value-type="string">
            <text:p text:style-name="P13" loext:marker-style-name="T5"><text:span text:style-name="T5">{<text:line-break/> <text:s/></text:span><text:span text:style-name="T13">"item.tutorialmod.pink_garnet"</text:span><text:span text:style-name="T5">: </text:span><text:span text:style-name="T8">"Pink Garnet"</text:span><text:span text:style-name="T5">,<text:line-break/> <text:s/></text:span><text:span text:style-name="T13">"item.tutorialmod.raw_pink_garnet"</text:span><text:span text:style-name="T5">: </text:span><text:span text:style-name="T8">"Raw Pink Garnet"<text:line-break/></text:span><text:span text:style-name="T5">}</text:span></text:p>
          </table:table-cell>
        </table:table-row>
      </table:table>
      <text:p text:style-name="P14"/>
      <text:p text:style-name="P14">Models &gt; item &gt; pink_garnet.json</text:p>
      <table:table table:name="Table3" table:style-name="Table3">
        <table:table-column table:style-name="Table3.A"/>
        <table:table-row>
          <table:table-cell table:style-name="Table3.A1" office:value-type="string">
            <text:p text:style-name="P13" loext:marker-style-name="T5"><text:span text:style-name="T5">{<text:line-break/> <text:s/></text:span><text:span text:style-name="T13">"parent"</text:span><text:span text:style-name="T5">: </text:span><text:span text:style-name="T8">"minecraft:item/generated"</text:span><text:span text:style-name="T5">,<text:line-break/> <text:s/></text:span><text:span text:style-name="T13">"textures"</text:span><text:span text:style-name="T5">: {<text:line-break/> <text:s text:c="3"/></text:span><text:span text:style-name="T13">"layer0"</text:span><text:span text:style-name="T5">: </text:span><text:span text:style-name="T8">"tutorialmod:item/pink_garnet"<text:line-break/> <text:s/></text:span><text:span text:style-name="T5">}<text:line-break/>}</text:span></text:p>
          </table:table-cell>
        </table:table-row>
      </table:table>
      <text:p text:style-name="P14"/>
      <text:p text:style-name="P14">Tutorialmod&gt; item &gt; ModItems.java</text:p>
      <table:table table:name="Table4" table:style-name="Table4">
        <table:table-column table:style-name="Table4.A"/>
        <table:table-row>
          <table:table-cell table:style-name="Table4.A1" office:value-type="string">
            <text:p text:style-name="P13" loext:marker-style-name="T5"><text:span text:style-name="T6">package </text:span><text:span text:style-name="T5">net.matt.tutorialmod.item;<text:line-break/><text:line-break/></text:span><text:span text:style-name="T6">import </text:span><text:span text:style-name="T5">net.fabricmc.fabric.api.itemgroup.v1.ItemGroupEvents;<text:line-break/></text:span><text:span text:style-name="T6">import </text:span><text:span text:style-name="T5">net.matt.tutorialmod.TutorialMod;<text:line-break/></text:span><text:span text:style-name="T6">import </text:span><text:span text:style-name="T5">net.minecraft.item.Item;<text:line-break/></text:span><text:span text:style-name="T6">import </text:span><text:span text:style-name="T5">net.minecraft.item.ItemGroups;<text:line-break/></text:span><text:span text:style-name="T6">import </text:span><text:span text:style-name="T5">net.minecraft.registry.Registries;<text:line-break/></text:span><text:span text:style-name="T6">import </text:span><text:span text:style-name="T5">net.minecraft.registry.Registry;<text:line-break/></text:span><text:span text:style-name="T6">import </text:span><text:span text:style-name="T5">net.minecraft.util.Identifier;<text:line-break/><text:line-break/></text:span><text:span text:style-name="T6">public class </text:span><text:span text:style-name="T5">ModItems {<text:line-break/> <text:s text:c="3"/></text:span><text:span text:style-name="T12">//Register Item(s)<text:line-break/> <text:s text:c="3"/></text:span><text:span text:style-name="T6">public static final </text:span><text:span text:style-name="T5">Item </text:span><text:span text:style-name="T7">PINK_GARNET </text:span><text:span text:style-name="T5">= </text:span><text:span text:style-name="T9">registerItem</text:span><text:span text:style-name="T5">(</text:span><text:span text:style-name="T8">"pink_garnet"</text:span><text:span text:style-name="T5">, </text:span><text:span text:style-name="T6">new </text:span><text:span text:style-name="T5">Item(</text:span><text:span text:style-name="T6">new </text:span><text:span text:style-name="T5">Item.Settings()));<text:line-break/> <text:s text:c="3"/></text:span><text:span text:style-name="T6">public static final </text:span><text:span text:style-name="T5">Item </text:span><text:span text:style-name="T7">RAW_PINK_GARNET </text:span><text:span text:style-name="T5">= </text:span><text:span text:style-name="T9">registerItem</text:span><text:span text:style-name="T5">(</text:span><text:span text:style-name="T8">"raw_pink_garnet"</text:span><text:span text:style-name="T5">, </text:span><text:span text:style-name="T6">new </text:span><text:span text:style-name="T5">Item(</text:span><text:span text:style-name="T6">new </text:span><text:span text:style-name="T5">Item.Settings()));<text:line-break/></text:span><text:soft-page-break/><text:span text:style-name="T5"> <text:s text:c="3"/><text:line-break/> <text:s text:c="3"/></text:span><text:span text:style-name="T12">//Helper Method to assist in registering items, simplifies the inputs necessary<text:line-break/> <text:s text:c="3"/></text:span><text:span text:style-name="T6">public static </text:span><text:span text:style-name="T5">Item </text:span><text:span text:style-name="T11">registerItem</text:span><text:span text:style-name="T5">(String name, Item item){<text:line-break/> <text:s text:c="7"/></text:span><text:span text:style-name="T6">return </text:span><text:span text:style-name="T5">Registry.</text:span><text:span text:style-name="T9">register</text:span><text:span text:style-name="T5">(Registries.</text:span><text:span text:style-name="T7">ITEM</text:span><text:span text:style-name="T5">, Identifier.</text:span><text:span text:style-name="T9">of</text:span><text:span text:style-name="T5">(TutorialMod.</text:span><text:span text:style-name="T7">MOD_ID</text:span><text:span text:style-name="T5">, name),item);<text:line-break/> <text:s text:c="3"/>}<text:line-break/><text:line-break/> <text:s text:c="3"/></text:span><text:span text:style-name="T12">//Method to call ModItems Initialization<text:line-break/> <text:s text:c="3"/></text:span><text:span text:style-name="T6">public static void </text:span><text:span text:style-name="T11">registerModItems</text:span><text:span text:style-name="T5">(){<text:line-break/> <text:s text:c="7"/>TutorialMod.</text:span><text:span text:style-name="T7">LOGGER</text:span><text:span text:style-name="T5">.info(</text:span><text:span text:style-name="T8">"Registering Mod Items for " </text:span><text:span text:style-name="T5">+ TutorialMod.</text:span><text:span text:style-name="T7">MOD_ID</text:span><text:span text:style-name="T5">);<text:line-break/><text:line-break/> <text:s text:c="7"/></text:span><text:span text:style-name="T12">//Add registered items, to Ingredients tab<text:line-break/> <text:s text:c="7"/></text:span><text:span text:style-name="T5">ItemGroupEvents.</text:span><text:span text:style-name="T9">modifyEntriesEvent</text:span><text:span text:style-name="T5">(ItemGroups.</text:span><text:span text:style-name="T7">INGREDIENTS</text:span><text:span text:style-name="T5">).register(entries -&gt; {<text:line-break/> <text:s text:c="11"/>entries.add(</text:span><text:span text:style-name="T7">PINK_GARNET</text:span><text:span text:style-name="T5">);<text:line-break/> <text:s text:c="11"/>entries.add(</text:span><text:span text:style-name="T7">RAW_PINK_GARNET</text:span><text:span text:style-name="T5">);<text:line-break/> <text:s text:c="7"/>});<text:line-break/> <text:s text:c="3"/>}<text:line-break/>}</text:span></text:p>
          </table:table-cell>
        </table:table-row>
      </table:table>
      <text:p text:style-name="P14"/>
      <text:p text:style-name="P14"/>
      <text:h text:style-name="P6" text:outline-level="2"><text:bookmark-start text:name="__RefHeading___Toc38835_2194772400"/>3: Custom Blocks<text:bookmark-end text:name="__RefHeading___Toc38835_2194772400"/></text:h>
      <text:p text:style-name="P2">Video: <text:a xlink:type="simple" xlink:href="https://www.youtube.com/watch?v=9JpBpka5oBs&amp;list=PLKGarocXCE1H_HxOYihQMq0mlpqiUJj4L&amp;index=3" text:style-name="Internet_20_link" text:visited-style-name="Visited_20_Internet_20_Link"><text:span text:style-name="T3">Click Here</text:span></text:a> </text:p>
      <text:p text:style-name="P15">For blocks:</text:p>
      <text:p text:style-name="P15">Register both the item and block using mod blocks. Ensure that mod blocks is called by client</text:p>
      <text:p text:style-name="P15">For the assets side, assume tutorialmods is ~</text:p>
      <text:p text:style-name="P16">~\blockstates</text:p>
      <text:p text:style-name="P15"><text:tab/>- <text:span text:style-name="T14">describes which model to use depending on the blocks state. For regular blocks this is simple, but for complex things like crops that have an age property, it would be more complex.</text:span></text:p>
      <text:p text:style-name="P16">~\models\block</text:p>
      <text:p text:style-name="P15"><text:tab/>- block.json describes how the item generates <text:span text:style-name="T14">in world</text:span>. /cube_all, indicates a 6 sides shape using the same texture on all faces.</text:p>
      <text:p text:style-name="P17">~\models\item</text:p>
      <text:p text:style-name="P18"><text:tab/>- describes how the block item looks in the inventory/hand, <text:span text:style-name="T15">points back to the same file made in models/block</text:span></text:p>
      <text:p text:style-name="P16">~\textures\block</text:p>
      <text:p text:style-name="P16"><text:span text:style-name="T16">- </text:span><text:span text:style-name="T17">Contains the .png</text:span></text:p>
      <text:p text:style-name="P19">blockstates\&lt;block&gt;.json</text:p>
      <table:table table:name="Table6" table:style-name="Table6">
        <table:table-column table:style-name="Table6.A"/>
        <table:table-row>
          <table:table-cell table:style-name="Table6.A1" office:value-type="string">
            <text:p text:style-name="P13" loext:marker-style-name="T5"><text:span text:style-name="T5">{<text:line-break/> <text:s/></text:span><text:span text:style-name="T13">"variants"</text:span><text:span text:style-name="T5">: {<text:line-break/> <text:s text:c="3"/></text:span><text:span text:style-name="T13">""</text:span><text:span text:style-name="T5">: {<text:line-break/> <text:s text:c="5"/></text:span><text:span text:style-name="T13">"model"</text:span><text:span text:style-name="T5">: </text:span><text:span text:style-name="T8">"tutorialmod:block/pink_garnet_block"<text:line-break/> <text:s text:c="3"/></text:span><text:span text:style-name="T5">}<text:line-break/> <text:s/>}<text:line-break/>}</text:span></text:p>
          </table:table-cell>
        </table:table-row>
      </table:table>
      <text:p text:style-name="P19"/>
      <text:p text:style-name="P19">models\block\&lt;block&gt;.json</text:p>
      <table:table table:name="Table7" table:style-name="Table7">
        <table:table-column table:style-name="Table7.A"/>
        <table:table-row>
          <table:table-cell table:style-name="Table7.A1" office:value-type="string">
            <text:p text:style-name="P13" loext:marker-style-name="T5"><text:span text:style-name="T5">{<text:line-break/> <text:s/></text:span><text:span text:style-name="T13">"parent"</text:span><text:span text:style-name="T5">: </text:span><text:span text:style-name="T8">"minecraft:block/cube_all"</text:span><text:span text:style-name="T5">,<text:line-break/> <text:s/></text:span><text:span text:style-name="T13">"textures"</text:span><text:span text:style-name="T5">: {<text:line-break/> <text:s text:c="3"/></text:span><text:span text:style-name="T13">"all"</text:span><text:span text:style-name="T5">: </text:span><text:span text:style-name="T8">"tutorialmod:block/pink_garnet_block"<text:line-break/> <text:s/></text:span><text:span text:style-name="T5">}<text:line-break/>}</text:span></text:p>
          </table:table-cell>
        </table:table-row>
      </table:table>
      <text:p text:style-name="P19"/>
      <text:p text:style-name="P19">models\item\&lt;block&gt;.json</text:p>
      <table:table table:name="Table8" table:style-name="Table8">
        <table:table-column table:style-name="Table8.A"/>
        <table:table-row>
          <table:table-cell table:style-name="Table8.A1" office:value-type="string">
            <text:p text:style-name="P13" loext:marker-style-name="T5"><text:span text:style-name="T5">{<text:line-break/> <text:s/></text:span><text:span text:style-name="T13">"parent"</text:span><text:span text:style-name="T5">: </text:span><text:span text:style-name="T8">"tutorialmod:block/pink_garnet_block"<text:line-break/></text:span><text:span text:style-name="T5">}</text:span></text:p>
          </table:table-cell>
        </table:table-row>
      </table:table>
      <text:p text:style-name="P19"><text:soft-page-break/>ModBlocks.java</text:p>
      <table:table table:name="Table5" table:style-name="Table5">
        <table:table-column table:style-name="Table5.A"/>
        <table:table-row>
          <table:table-cell table:style-name="Table5.A1" office:value-type="string">
            <text:p text:style-name="P13" loext:marker-style-name="T5"><text:span text:style-name="T6">package </text:span><text:span text:style-name="T5">net.matt.tutorialmod.block;<text:line-break/><text:line-break/></text:span><text:span text:style-name="T6">import </text:span><text:span text:style-name="T5">net.fabricmc.fabric.api.itemgroup.v1.ItemGroupEvents;<text:line-break/></text:span><text:span text:style-name="T6">import </text:span><text:span text:style-name="T5">net.matt.tutorialmod.TutorialMod;<text:line-break/></text:span><text:span text:style-name="T6">import </text:span><text:span text:style-name="T5">net.minecraft.block.AbstractBlock;<text:line-break/></text:span><text:span text:style-name="T6">import </text:span><text:span text:style-name="T5">net.minecraft.block.Block;<text:line-break/></text:span><text:span text:style-name="T6">import </text:span><text:span text:style-name="T5">net.minecraft.item.BlockItem;<text:line-break/></text:span><text:span text:style-name="T6">import </text:span><text:span text:style-name="T5">net.minecraft.item.Item;<text:line-break/></text:span><text:span text:style-name="T6">import </text:span><text:span text:style-name="T5">net.minecraft.item.ItemGroups;<text:line-break/></text:span><text:span text:style-name="T6">import </text:span><text:span text:style-name="T5">net.minecraft.registry.Registries;<text:line-break/></text:span><text:span text:style-name="T6">import </text:span><text:span text:style-name="T5">net.minecraft.registry.Registry;<text:line-break/></text:span><text:span text:style-name="T6">import </text:span><text:span text:style-name="T5">net.minecraft.sound.BlockSoundGroup;<text:line-break/></text:span><text:span text:style-name="T6">import </text:span><text:span text:style-name="T5">net.minecraft.util.Identifier;<text:line-break/><text:line-break/></text:span><text:span text:style-name="T6">public class </text:span><text:span text:style-name="T5">ModBlocks {<text:line-break/><text:line-break/> <text:s text:c="3"/></text:span><text:span text:style-name="T12">/* To register blocks you need to register the block itself as well as the item associated with it. */<text:line-break/><text:line-break/> <text:s text:c="3"/>//register blocks<text:line-break/> <text:s text:c="3"/></text:span><text:span text:style-name="T6">public static final </text:span><text:span text:style-name="T5">Block </text:span><text:span text:style-name="T7">PINK_GARNET_BLOCK </text:span><text:span text:style-name="T5">= </text:span><text:span text:style-name="T9">registerBlock</text:span><text:span text:style-name="T5">(</text:span><text:span text:style-name="T8">"pink_garnet_block"</text:span><text:span text:style-name="T5">, </text:span><text:span text:style-name="T6">new </text:span><text:span text:style-name="T5">Block(AbstractBlock.Settings.</text:span><text:span text:style-name="T9">create</text:span><text:span text:style-name="T5">().strength(</text:span><text:span text:style-name="T18">4f</text:span><text:span text:style-name="T5">) .requiresTool().sounds(BlockSoundGroup.</text:span><text:span text:style-name="T7">AMETHYST_BLOCK</text:span><text:span text:style-name="T5">))); </text:span><text:span text:style-name="T12">//Set sounds and tool settings<text:line-break/> <text:s text:c="3"/></text:span><text:span text:style-name="T6">public static final </text:span><text:span text:style-name="T5">Block </text:span><text:span text:style-name="T7">RAW_PINK_GARNET_BLOCK </text:span><text:span text:style-name="T5">= </text:span><text:span text:style-name="T9">registerBlock</text:span><text:span text:style-name="T5">(</text:span><text:span text:style-name="T8">"raw_pink_garnet_block"</text:span><text:span text:style-name="T5">, </text:span><text:span text:style-name="T6">new </text:span><text:span text:style-name="T5">Block(AbstractBlock.Settings.</text:span><text:span text:style-name="T9">create</text:span><text:span text:style-name="T5">().strength(</text:span><text:span text:style-name="T18">4f</text:span><text:span text:style-name="T5">).requiresTool().sounds(BlockSoundGroup.</text:span><text:span text:style-name="T7">AMETHYST_BLOCK</text:span><text:span text:style-name="T5">))); </text:span><text:span text:style-name="T12">//Set sounds and tool settings<text:line-break/><text:line-break/> <text:s text:c="3"/>//===helper Methods===<text:line-break/> <text:s text:c="3"/>//Register Block<text:line-break/> <text:s text:c="3"/></text:span><text:span text:style-name="T6">private static </text:span><text:span text:style-name="T5">Block </text:span><text:span text:style-name="T11">registerBlock</text:span><text:span text:style-name="T5">(String name, Block block){<text:line-break/> <text:s text:c="7"/></text:span><text:span text:style-name="T9">registerBlockItem</text:span><text:span text:style-name="T5">(name, block);<text:line-break/> <text:s text:c="7"/></text:span><text:span text:style-name="T6">return <text:s/></text:span><text:span text:style-name="T5">Registry.</text:span><text:span text:style-name="T9">register</text:span><text:span text:style-name="T5">(Registries.</text:span><text:span text:style-name="T7">BLOCK</text:span><text:span text:style-name="T5">, Identifier.</text:span><text:span text:style-name="T9">of</text:span><text:span text:style-name="T5">(TutorialMod.</text:span><text:span text:style-name="T7">MOD_ID</text:span><text:span text:style-name="T5">, name), block);<text:line-break/> <text:s text:c="3"/>}<text:line-break/><text:line-break/> <text:s text:c="3"/></text:span><text:span text:style-name="T12">//Register Block Item<text:line-break/> <text:s text:c="3"/></text:span><text:span text:style-name="T6">private static void </text:span><text:span text:style-name="T11">registerBlockItem</text:span><text:span text:style-name="T5">(String name, Block block){<text:line-break/> <text:s text:c="7"/>Registry.</text:span><text:span text:style-name="T9">register</text:span><text:span text:style-name="T5">(Registries.</text:span><text:span text:style-name="T7">ITEM</text:span><text:span text:style-name="T5">, Identifier.</text:span><text:span text:style-name="T9">of</text:span><text:span text:style-name="T5">(TutorialMod.</text:span><text:span text:style-name="T7">MOD_ID</text:span><text:span text:style-name="T5">, name), </text:span><text:span text:style-name="T6">new </text:span><text:span text:style-name="T5">BlockItem(block, </text:span><text:span text:style-name="T6">new </text:span><text:span text:style-name="T5">Item.Settings()));<text:line-break/> <text:s text:c="3"/>}<text:line-break/><text:line-break/> <text:s text:c="4"/></text:span><text:span text:style-name="T6">public static void </text:span><text:span text:style-name="T11">registerModBlocks</text:span><text:span text:style-name="T5">(){<text:line-break/> <text:s text:c="8"/>TutorialMod.</text:span><text:span text:style-name="T7">LOGGER</text:span><text:span text:style-name="T5">.info(</text:span><text:span text:style-name="T8">"Registering Mod Blocks for " </text:span><text:span text:style-name="T5">+ TutorialMod.</text:span><text:span text:style-name="T7">MOD_ID</text:span><text:span text:style-name="T5">);<text:line-break/><text:line-break/> <text:s text:c="8"/></text:span><text:span text:style-name="T12">//Add blocks to inventory<text:line-break/> <text:s text:c="8"/></text:span><text:span text:style-name="T5">ItemGroupEvents.</text:span><text:span text:style-name="T9">modifyEntriesEvent</text:span><text:span text:style-name="T5">(ItemGroups.</text:span><text:span text:style-name="T7">BUILDING_BLOCKS</text:span><text:span text:style-name="T5">).register(entries -&gt; {<text:line-break/> <text:s text:c="12"/>entries.add(ModBlocks.</text:span><text:span text:style-name="T7">PINK_GARNET_BLOCK</text:span><text:span text:style-name="T5">);<text:line-break/> <text:s text:c="12"/>entries.add(ModBlocks.</text:span><text:span text:style-name="T7">RAW_PINK_GARNET_BLOCK</text:span><text:span text:style-name="T5">);<text:line-break/> <text:s text:c="8"/>});<text:line-break/> <text:s text:c="4"/>}<text:line-break/>}</text:span></text:p>
          </table:table-cell>
        </table:table-row>
      </table:table>
      <text:p text:style-name="P19"/>
      <text:h text:style-name="P20" text:outline-level="2"/>
      <text:h text:style-name="P21" text:outline-level="2">4: Item Groups</text:h>
      <text:p text:style-name="P22">Video: <text:a xlink:type="simple" xlink:href="https://www.youtube.com/watch?v=J1KbFLBPenA&amp;list=PLKGarocXCE1H_HxOYihQMq0mlpqiUJj4L&amp;index=4" text:style-name="Internet_20_link" text:visited-style-name="Visited_20_Internet_20_Link"><text:span text:style-name="T19">Click Here</text:span></text:a> </text:p>
      <text:p text:style-name="P23">Simple to do and self explanitory.</text:p>
      <table:table table:name="Table9" table:style-name="Table9">
        <table:table-column table:style-name="Table9.A"/>
        <table:table-row>
          <table:table-cell table:style-name="Table9.A1" office:value-type="string">
            <text:p text:style-name="P13" loext:marker-style-name="T5"><text:span text:style-name="T6">package </text:span><text:span text:style-name="T5">net.matt.tutorialmod.item;<text:line-break/><text:line-break/></text:span><text:span text:style-name="T6">import </text:span><text:span text:style-name="T5">net.fabricmc.fabric.api.itemgroup.v1.FabricItemGroup;<text:line-break/></text:span><text:span text:style-name="T6">import </text:span><text:span text:style-name="T5">net.matt.tutorialmod.TutorialMod;<text:line-break/></text:span><text:span text:style-name="T6">import </text:span><text:span text:style-name="T5">net.matt.tutorialmod.block.ModBlocks;<text:line-break/></text:span><text:span text:style-name="T6">import </text:span><text:span text:style-name="T5">net.minecraft.item.ItemGroup;<text:line-break/></text:span><text:span text:style-name="T6">import </text:span><text:span text:style-name="T5">net.minecraft.item.ItemStack;<text:line-break/></text:span><text:span text:style-name="T6">import </text:span><text:span text:style-name="T5">net.minecraft.registry.Registries;<text:line-break/></text:span><text:span text:style-name="T6">import </text:span><text:span text:style-name="T5">net.minecraft.registry.Registry;<text:line-break/></text:span><text:span text:style-name="T6">import </text:span><text:span text:style-name="T5">net.minecraft.text.Text;<text:line-break/></text:span><text:span text:style-name="T6">import </text:span><text:span text:style-name="T5">net.minecraft.util.Identifier;<text:line-break/><text:line-break/></text:span><text:span text:style-name="T6">public class </text:span><text:span text:style-name="T5">ModItemGroups {<text:line-break/> <text:s text:c="3"/></text:span><text:span text:style-name="T12">//Custom Item Groups<text:line-break/> <text:s text:c="3"/></text:span><text:span text:style-name="T6">public static final </text:span><text:span text:style-name="T5">ItemGroup </text:span><text:span text:style-name="T7">PINK_GARNET_ITEMS_GROUP </text:span><text:span text:style-name="T5">= Registry.</text:span><text:span text:style-name="T9">register</text:span><text:span text:style-name="T5">(Registries.</text:span><text:span text:style-name="T7">ITEM_GROUP</text:span><text:span text:style-name="T5">,<text:line-break/> <text:s text:c="11"/>Identifier.</text:span><text:span text:style-name="T9">of</text:span><text:span text:style-name="T5">(TutorialMod.</text:span><text:span text:style-name="T7">MOD_ID</text:span><text:span text:style-name="T5">, </text:span><text:span text:style-name="T8">"pink_garnet_items"</text:span><text:span text:style-name="T5">),<text:line-break/> <text:s text:c="11"/>FabricItemGroup.</text:span><text:span text:style-name="T9">builder</text:span><text:span text:style-name="T5">().icon(() -&gt; </text:span><text:span text:style-name="T6">new </text:span><text:span text:style-name="T5">ItemStack(ModItems.</text:span><text:span text:style-name="T7">PINK_GARNET</text:span><text:span text:style-name="T5">))<text:line-break/> <text:s text:c="19"/>.displayName(Text.</text:span><text:span text:style-name="T9">translatable</text:span><text:span text:style-name="T5">(</text:span><text:span text:style-name="T8">"itemgroup.tutorialmod.pink_garnet_items"</text:span><text:span text:style-name="T5">))<text:line-break/> <text:s text:c="19"/>.entries((displayContext, entries) -&gt; {<text:line-break/> <text:s text:c="23"/>entries.add(ModItems.</text:span><text:span text:style-name="T7">PINK_GARNET</text:span><text:span text:style-name="T5">);<text:line-break/> <text:s text:c="23"/>entries.add(ModItems.</text:span><text:span text:style-name="T7">RAW_PINK_GARNET</text:span><text:span text:style-name="T5">);<text:line-break/><text:line-break/> <text:s text:c="19"/>}).build());<text:line-break/><text:line-break/> <text:s text:c="3"/></text:span><text:span text:style-name="T6">public static final </text:span><text:span text:style-name="T5">ItemGroup </text:span><text:span text:style-name="T7">PINK_GARNET_BLOCKS_GROUP </text:span><text:span text:style-name="T5">= Registry.</text:span><text:span text:style-name="T9">register</text:span><text:span text:style-name="T5">(Registries.</text:span><text:span text:style-name="T7">ITEM_GROUP</text:span><text:span text:style-name="T5">,<text:line-break/> <text:s text:c="11"/>Identifier.</text:span><text:span text:style-name="T9">of</text:span><text:span text:style-name="T5">(TutorialMod.</text:span><text:span text:style-name="T7">MOD_ID</text:span><text:span text:style-name="T5">, </text:span><text:span text:style-name="T8">"pink_garnet_blocks"</text:span><text:span text:style-name="T5">),<text:line-break/> <text:s text:c="11"/>FabricItemGroup.</text:span><text:span text:style-name="T9">builder</text:span><text:span text:style-name="T5">().icon(() -&gt; </text:span><text:span text:style-name="T6">new </text:span><text:span text:style-name="T5">ItemStack(ModBlocks.</text:span><text:span text:style-name="T7">PINK_GARNET_BLOCK</text:span><text:span text:style-name="T5">))<text:line-break/> <text:s text:c="19"/>.displayName(Text.</text:span><text:span text:style-name="T9">translatable</text:span><text:span text:style-name="T5">(</text:span><text:span text:style-name="T8">"itemgroup.tutorialmod.pink_garnet_blocks"</text:span><text:span text:style-name="T5">))<text:line-break/> <text:s text:c="19"/>.entries((displayContext, entries) -&gt; {<text:line-break/> <text:s text:c="23"/>entries.add(ModBlocks.</text:span><text:span text:style-name="T7">PINK_GARNET_BLOCK</text:span><text:span text:style-name="T5">);<text:line-break/> <text:s text:c="23"/>entries.add(ModBlocks.</text:span><text:span text:style-name="T7">RAW_PINK_GARNET_BLOCK</text:span><text:span text:style-name="T5">);<text:line-break/><text:line-break/> <text:s text:c="19"/>}).build());<text:line-break/><text:line-break/> <text:s text:c="3"/></text:span><text:span text:style-name="T12">//Register Item Groups Method, call in TutorialMod<text:line-break/> <text:s text:c="3"/></text:span><text:span text:style-name="T6">public static void </text:span><text:span text:style-name="T11">registerItemGroups</text:span><text:span text:style-name="T5">(){<text:line-break/> <text:s text:c="7"/>TutorialMod.</text:span><text:span text:style-name="T7">LOGGER</text:span><text:span text:style-name="T5">.info(</text:span><text:span text:style-name="T8">"Registering Item Groups for " </text:span><text:span text:style-name="T5">+ TutorialMod.</text:span><text:span text:style-name="T7">MOD_ID</text:span><text:span text:style-name="T5">);<text:line-break/> <text:s text:c="3"/>}<text:line-break/>}</text:span></text:p>
          </table:table-cell>
        </table:table-row>
      </table:table>
      <text:p text:style-name="P22"/>
      <text:h text:style-name="Heading_20_2" text:outline-level="2"/>
      <text:h text:style-name="Heading_20_2" text:outline-level="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CA"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CA"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text-indent="0cm" style:auto-text-indent="false">
        <style:tab-stops>
          <style:tab-stop style:position="17.09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8-31T23:33:32.667576700</meta:creation-date>
    <meta:generator>LibreOffice/25.8.1.1$Windows_X86_64 LibreOffice_project/54047653041915e595ad4e45cccea684809c77b5</meta:generator>
    <dc:date>2025-09-01T17:04:02.625991900</dc:date>
    <meta:editing-duration>PT1H55M57S</meta:editing-duration>
    <meta:editing-cycles>5</meta:editing-cycles>
    <meta:document-statistic meta:table-count="9" meta:image-count="3" meta:object-count="0" meta:page-count="9" meta:paragraph-count="57" meta:word-count="649" meta:character-count="7543" meta:non-whitespace-character-count="6306"/>
  </office:meta>
</office:document-meta>
</file>